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ent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TestCaseWithInheritedConfigTests.nested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stedTests.nested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ild2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Config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Interface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1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NestedWithInheritedConfigAndTestInterfaceTests.nested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hild2Config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HierarchyNestedTests.topLevel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ubleNestedTestCaseWithOverriddenConfigTests.nested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ild1Config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